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8989" officeooo:paragraph-rsid="00118989" style:font-weight-asian="bold" style:font-weight-complex="bold"/>
    </style:style>
    <style:style style:name="P2" style:family="paragraph" style:parent-style-name="Standard">
      <style:paragraph-properties fo:text-align="justify" style:justify-single-word="false"/>
      <style:text-properties fo:font-weight="bold" officeooo:rsid="00118989" officeooo:paragraph-rsid="00118989" style:font-weight-asian="bold" style:font-weight-complex="bold"/>
    </style:style>
    <style:style style:name="P3" style:family="paragraph" style:parent-style-name="Standard">
      <style:paragraph-properties fo:text-align="justify" style:justify-single-word="false"/>
      <style:text-properties fo:font-weight="normal" officeooo:rsid="00118989" officeooo:paragraph-rsid="00118989" style:font-weight-asian="normal" style:font-weight-complex="normal"/>
    </style:style>
    <style:style style:name="P4" style:family="paragraph" style:parent-style-name="Standard">
      <style:paragraph-properties fo:text-align="justify" style:justify-single-word="false"/>
      <style:text-properties fo:font-weight="normal" officeooo:rsid="00128811" officeooo:paragraph-rsid="00128811" style:font-weight-asian="normal" style:font-weight-complex="normal"/>
    </style:style>
    <style:style style:name="T1" style:family="text">
      <style:text-properties officeooo:rsid="001288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likasi Komputer Daftar Barang</text:p>
      <text:p text:style-name="P1"/>
      <text:p text:style-name="P2"/>
      <text:p text:style-name="P3"><text:line-break/><text:tab/>Saya akan membuat aplikasi komputer barang yang meliputi:</text:p>
      <text:p text:style-name="P3"/>
      <text:p text:style-name="P3">1. Data gedung.</text:p>
      <text:p text:style-name="P3">Jadi barang akan di simpan di sebuah gedung dan gedung untuk tempat menyimpan barang ada banyak jadi gedung perlu di data dulu.</text:p>
      <text:p text:style-name="P3"/>
      <text:p text:style-name="P3">2. Data Ruang</text:p>
      <text:p text:style-name="P3">Di setiap gedung ada ruangan, maka setelah data gedung di masukkan baru bisa mengisi data ruangan ruangan yang jadi tempat penyimpanan barang</text:p>
      <text:p text:style-name="P3"/>
      <text:p text:style-name="P3">3. Data Rak</text:p>
      <text:p text:style-name="P3">Setiap ruangan akan ada rak untuk menyimpan barang. </text:p>
      <text:p text:style-name="P3"/>
      <text:p text:style-name="P3">4. Data barang</text:p>
      <text:p text:style-name="P3">Data barang disimpan di gedung apa ruang mana dan rak mana akan terdata di sini. Juga kadang barangnnya memang tidak ada raknya jadi misal di taruh di ruang ngajar nomor A ya bisa juga.</text:p>
      <text:p text:style-name="P3"/>
      <text:p text:style-name="P3">5. Halaman Daftar Barang</text:p>
      <text:p text:style-name="P3">Halaman ini untuk semua user jadi bisa melihat barang yang ada. Bisa juga melakukan filter misal di gudang ini ada barang apa saja, atau di ruangan ini ada barang apa saja.</text:p>
      <text:p text:style-name="P3">Jadi bisa filter berdasarkan gedung, ruang, dan rak.</text:p>
      <text:p text:style-name="P3">Bisa juga filter dengan menggunakan kata dari suatu barang. Contoh:</text:p>
      <text:p text:style-name="P3">ketik Meja maka akan tampil semua barang yang namanya mengandung kata meja misal meja guru, meja tamu dan meja hias.</text:p>
      <text:p text:style-name="P3">Halaman daftar barang ini dapat di print dan dapat di jadi PDF file.</text:p>
      <text:p text:style-name="P3"/>
      <text:p text:style-name="P3">Aplikasi komputer ini hanya terdiri dari 2 user yaitu umum dan Admin.</text:p>
      <text:p text:style-name="P3">Admin bisa mengelola data gedung, ruang, rak, dan barang. Jadi Admin bisa mengakses semua halaman. Halaman khusus admin nanti hanya perlu password saja untuk mengakses Data gedung, ruang, rak, dan barang.</text:p>
      <text:p text:style-name="P3"/>
      <text:p text:style-name="P3">User umum hanya bisa mengakses halaman daftar barang.</text:p>
      <text:p text:style-name="P3"/>
      <text:p text:style-name="P3">Aplikasi ini nantinya untuk proses instalasi di 1 komputer saja cuma perlu download kemudian di install.</text:p>
      <text:p text:style-name="P3"/>
      <text:p text:style-name="P3">Lama pembuatan di saya <text:s/>Akhir oktober 2017 selesai.</text:p>
      <text:p text:style-name="P3">Biaya yang saya butuhkan Rp. 600.000 dibayar secara mencicil. Jadi saat 50% <text:span text:style-name="T1">pengerjaan</text:span> <text:span text:style-name="T1">bagian</text:span> Gudang, Ruang, Rak dan Barang selesai. Jadi bayar 300.000.</text:p>
      <text:p text:style-name="P3">Kemudian setelah selesai semua 300.000.</text:p>
      <text:p text:style-name="P4">Garansi 1 tahun jika ada Kesalahan.</text:p>
      <text:p text:style-name="P4"/>
      <text:p text:style-name="P4">Jika ingin nambah fitur lagi saya juga bersedia dan untuk bayarannya dengan nego dari seberapa banyak yang akan di kerjak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04:52:08.328571523</meta:creation-date>
    <dc:date>2017-08-23T05:10:27.699410630</dc:date>
    <meta:editing-duration>PT2M28S</meta:editing-duration>
    <meta:editing-cycles>1</meta:editing-cycles>
    <meta:document-statistic meta:table-count="0" meta:image-count="0" meta:object-count="0" meta:page-count="1" meta:paragraph-count="25" meta:word-count="325" meta:character-count="1978" meta:non-whitespace-character-count="1674"/>
    <meta:generator>LibreOffice/5.1.6.2$Linux_X86_64 LibreOffice_project/10m0$Build-2</meta:generator>
  </office:meta>
</office:document-meta>
</file>